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3335in" fo:text-align="start" style:justify-single-word="false" style:text-autospace="none"/>
      <style:text-properties style:use-window-font-color="true" style:font-name="TrebuchetMS" fo:font-size="20pt" fo:font-weight="bold" style:font-name-asian="TrebuchetMS" style:font-size-asian="20pt" style:font-weight-asian="bold" style:font-name-complex="TrebuchetMS" style:font-size-complex="20pt" style:font-weight-complex="bold"/>
    </style:style>
    <style:style style:name="P2" style:family="paragraph" style:parent-style-name="Standard" style:list-style-name="">
      <style:paragraph-properties style:line-height-at-least="0.222in" fo:text-align="start" style:justify-single-word="false" style:text-autospace="none"/>
      <style:text-properties style:use-window-font-color="true" style:font-name="TrebuchetMS" fo:font-size="18pt" fo:font-weight="bold" style:font-name-asian="TrebuchetMS" style:font-size-asian="18pt" style:font-weight-asian="bold" style:font-name-complex="TrebuchetMS" style:font-size-complex="18pt" style:font-weight-complex="bold"/>
    </style:style>
    <style:style style:name="P3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4" style:family="paragraph" style:parent-style-name="Standard" style:list-style-name="">
      <style:paragraph-properties style:line-height-at-least="0.1665in" fo:text-align="start" style:justify-single-word="false" style:text-autospace="none"/>
      <style:text-properties style:use-window-font-color="true" style:font-name="ArialMT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P5" style:family="paragraph" style:parent-style-name="Standard" style:list-style-name="">
      <style:paragraph-properties style:line-height-at-least="0.2083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6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0pt" fo:font-weight="bold" style:font-name-asian="ArialMT" style:font-size-asian="10pt" style:font-weight-asian="bold" style:font-name-complex="ArialMT" style:font-size-complex="10pt" style:font-weight-complex="bold"/>
    </style:style>
    <style:style style:name="P7" style:family="paragraph" style:parent-style-name="Standard" style:list-style-name="">
      <style:paragraph-properties style:line-height-at-least="0.1665in" fo:text-align="start" style:justify-single-word="false" style:text-autospace="none"/>
      <style:text-properties fo:color="#2f2f2f" style:font-name="ArialMT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8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9" style:family="paragraph" style:parent-style-name="Standard" style:list-style-name="">
      <style:paragraph-properties fo:margin-top="0in" fo:margin-bottom="0.0972in" style:line-height-at-least="0.278in" fo:text-align="start" style:justify-single-word="false" style:text-autospace="none"/>
    </style:style>
    <style:style style:name="P10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P11" style:family="paragraph" style:parent-style-name="Standard">
      <style:paragraph-properties fo:margin-left="0.5in" fo:margin-right="0in" style:line-height-at-least="0.278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</style:style>
    <style:style style:name="T1" style:family="text">
      <style:text-properties style:use-window-font-color="true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2" style:family="text">
      <style:text-properties style:use-window-font-color="true" style:font-name="ArialMT" fo:font-weight="normal" style:font-name-asian="ArialMT" style:font-weight-asian="normal" style:font-name-complex="ArialMT" style:font-weight-complex="normal"/>
    </style:style>
    <style:style style:name="T3" style:family="text">
      <style:text-properties style:use-window-font-color="true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4" style:family="text">
      <style:text-properties style:use-window-font-color="true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  <style:style style:name="T5" style:family="text">
      <style:text-properties fo:color="#2f2f2f"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fo:color="#2f2f2f" style:font-name="ArialMT" fo:font-weight="normal" style:font-name-asian="ArialMT" style:font-weight-asian="normal" style:font-name-complex="ArialMT" style:font-weight-complex="normal"/>
    </style:style>
    <style:style style:name="T7" style:family="text">
      <style:text-properties fo:color="#2f2f2f" style:font-name="ArialMT" fo:font-size="16pt" fo:font-weight="normal" style:font-name-asian="ArialMT" style:font-size-asian="16pt" style:font-weight-asian="normal" style:font-name-complex="ArialMT" style:font-size-complex="16pt" style:font-weight-complex="normal"/>
    </style:style>
    <style:style style:name="T8" style:family="text">
      <style:text-properties fo:color="#2f2f2f" style:font-name="ArialMT" fo:font-size="18pt" fo:font-weight="normal" style:font-name-asian="ArialMT" style:font-size-asian="18pt" style:font-weight-asian="normal" style:font-name-complex="ArialMT" style:font-size-complex="18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ckberry Shakes</text:p>
      <text:p text:style-name="P7">Serves:</text:p>
      <text:p text:style-name="P3">4 servings</text:p>
      <text:p text:style-name="P5"/>
      <text:p text:style-name="P2">Ingredients</text:p>
      <text:p text:style-name="P10">1 pint fresh blackberries</text:p>
      <text:p text:style-name="P10">2 to 4 tablespoons sugar (depending on berries sweetness)</text:p>
      <text:p text:style-name="P10">1 pint vanilla ice cream</text:p>
      <text:p text:style-name="P11"><text:span text:style-name="T4">12 ounces </text:span><text:a xlink:type="simple" xlink:href="http://www.foodterms.com/encyclopedia/pomegranate/index.html"><text:span text:style-name="T8">pomegranate</text:span></text:a><text:span text:style-name="T4"> juice</text:span></text:p>
      <text:p text:style-name="P10">1 cup milk</text:p>
      <text:p text:style-name="P10"/>
      <text:p text:style-name="P2">Directions</text:p>
      <text:p text:style-name="P9"><text:span text:style-name="T4">Combine all but a few blackberries and sugar in a small </text:span><text:a xlink:type="simple" xlink:href="http://www.foodterms.com/encyclopedia/saucepan/index.html"><text:span text:style-name="T8">saucepan</text:span></text:a><text:span text:style-name="T4"> and cook over high heat until the sugar has melted and the berries are soft and just starting to break down.</text:span></text:p>
      <text:p text:style-name="P9"><text:span text:style-name="T4">Put the cooked berries, the </text:span><text:a xlink:type="simple" xlink:href="http://www.foodterms.com/encyclopedia/ice-cream/index.html"><text:span text:style-name="T8">ice cream</text:span></text:a><text:span text:style-name="T4">, pomegranate juice and milk in a </text:span><text:a xlink:type="simple" xlink:href="http://www.foodterms.com/encyclopedia/blender/index.html"><text:span text:style-name="T8">blender</text:span></text:a><text:span text:style-name="T4"> and puree until thick and creamy. Pour into tall glasses and </text:span><text:a xlink:type="simple" xlink:href="http://www.foodterms.com/encyclopedia/garnish/index.html"><text:span text:style-name="T8">garnish</text:span></text:a><text:span text:style-name="T4"> each glass with a few berries.</text:span></text:p>
      <text:p text:style-name="P8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rebuchetMS" svg:font-family="TrebuchetM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08-09T14:18:51</meta:creation-date>
    <meta:document-statistic meta:table-count="0" meta:image-count="0" meta:object-count="0" meta:page-count="1" meta:paragraph-count="12" meta:word-count="97" meta:character-count="549"/>
    <dc:date>2011-08-09T14:20:06</dc:date>
    <dc:creator>Robert Houk</dc:creator>
    <meta:editing-duration>PT00H01M16S</meta:editing-duration>
    <meta:editing-cycles>1</meta:editing-cycles>
    <meta:generator>OpenOffice.org/3.2$Unix OpenOffice.org_project/320m18$Build-9502</meta:generator>
  </office:meta>
</office:document-meta>
</file>